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6.0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Envoyé</text:p>
          </table:table-cell>
          <table:table-cell table:style-name="ce1" office:value-type="string">
            <text:p>Répondu</text:p>
          </table:table-cell>
          <table:table-cell table:style-name="ce1" office:value-type="string">
            <text:p>Ok pour le stage 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SII</text:p>
          </table:table-cell>
          <table:table-cell office:value-type="string">
            <text:p>akka technologies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>
            <text:p>alyotech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>
            <text:p>altran research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aboratoires publiques</text:p>
          </table:table-cell>
          <table:table-cell office:value-type="string">
            <text:p>université de Strasbourg</text:p>
          </table:table-cell>
          <table:table-cell table:number-columns-repeated="2" office:value-type="string">
            <text:p>o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magerie médicale</text:p>
          </table:table-cell>
          <table:table-cell office:value-type="string">
            <text:p>idbc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>
            <text:p>atlantic bone scree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>
            <text:p>keosys</text:p>
          </table:table-cell>
          <table:table-cell table:number-columns-repeated="2" office:value-type="string">
            <text:p>o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assault systemes : sujets</text:p>
          </table:table-cell>
          <table:table-cell office:value-type="string">
            <text:p>ingé réalité virtuelle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office:value-type="string">
            <text:p>dévpt Web Java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office:value-type="string">
            <text:p>simulations scientifiques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office:value-type="string">
            <text:p>réseaux de connaissances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office:value-type="string">
            <text:p>simulations systèmes elec et fluides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/00/0000</text:date>, <text:time style:data-style-name="N2" text:time-value="0000-00-00T08:25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ément NIEL</meta:initial-creator>
    <meta:creation-date>2013-10-07T21:18:06</meta:creation-date>
    <dc:date>2013-10-08T08:29:41</dc:date>
    <dc:creator>Clément NIEL</dc:creator>
    <meta:editing-duration>P0D</meta:editing-duration>
    <meta:editing-cycles>2</meta:editing-cycles>
    <meta:generator>LibreOffice/4.0.2.2$Linux_x86 LibreOffice_project/400m0$Build-2</meta:generator>
    <meta:document-statistic meta:table-count="1" meta:cell-count="47" meta:object-count="0"/>
  </office:meta>
</office:document-meta>
</file>